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12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3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5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6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row table:style-name="ro1">
          <table:table-cell table:style-name="ce1"/>
          <table:table-cell table:style-name="ce1" office:value-type="string" calcext:value-type="string">
            <text:p>Cell&lt;T&gt;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const Point&lt;T&gt; base_point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const T d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const T d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std::shared_ptr&lt;Cell&gt; l_l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std::shared_ptr&lt;Cell&gt; l_r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std::shared_ptr&lt;Cell&gt; u_l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std::shared_ptr&lt;Cell&gt; u_r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Cell(Point&lt;T&gt;, T, T)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~Cell()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bool isLeaf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Point&lt;T&gt; getCenter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 getDx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 getDy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 getDiagonal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 cellSurface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void splitCell()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void mergeCell()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td::vector&lt;std::shared_ptr&lt;Cell&lt;T&gt;&gt;&gt; getChildren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td::vector&lt;Point&lt;&lt;T&gt;&gt; getVertices() const</text:p>
          </table:table-cell>
        </table:table-row>
        <table:table-row table:style-name="ro1">
          <table:table-cell table:style-name="ce4"/>
          <table:table-cell table:style-name="ce1" office:value-type="string" calcext:value-type="string">
            <text:p>Non member overloaded operato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3-20T20:53:17.363109889</dc:date>
    <meta:editing-duration>PT5M32S</meta:editing-duration>
    <meta:editing-cycles>6</meta:editing-cycles>
    <meta:generator>LibreOffice/6.0.7.3$Linux_X86_64 LibreOffice_project/00m0$Build-3</meta:generator>
    <meta:document-statistic meta:table-count="1" meta:cell-count="40" meta:object-count="0"/>
  </office:meta>
</office:document-meta>
</file>